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6f81e" officeooo:paragraph-rsid="0006f81e"/>
    </style:style>
    <style:style style:name="P3" style:family="paragraph" style:parent-style-name="Text_20_body">
      <style:text-properties fo:font-weight="bold" officeooo:rsid="0006f81e" officeooo:paragraph-rsid="0006f81e" style:font-weight-asian="bold" style:font-weight-complex="bold"/>
    </style:style>
    <style:style style:name="P4" style:family="paragraph" style:parent-style-name="Text_20_body">
      <style:text-properties fo:font-weight="bold" officeooo:rsid="0007bb4c" officeooo:paragraph-rsid="0007bb4c" style:font-weight-asian="bold" style:font-weight-complex="bold"/>
    </style:style>
    <style:style style:name="P5" style:family="paragraph" style:parent-style-name="Text_20_body">
      <style:text-properties fo:font-weight="bold" officeooo:rsid="00093b16" officeooo:paragraph-rsid="00093b16" style:font-weight-asian="bold" style:font-weight-complex="bold"/>
    </style:style>
    <style:style style:name="P6" style:family="paragraph" style:parent-style-name="Text_20_body">
      <style:text-properties fo:font-weight="bold" officeooo:rsid="0009a6d4" officeooo:paragraph-rsid="0009a6d4" style:font-weight-asian="bold" style:font-weight-complex="bold"/>
    </style:style>
    <style:style style:name="P7" style:family="paragraph" style:parent-style-name="Text_20_body">
      <style:text-properties fo:font-weight="bold" officeooo:rsid="000b7fbc" officeooo:paragraph-rsid="000b7fbc" style:font-weight-asian="bold" style:font-weight-complex="bold"/>
    </style:style>
    <style:style style:name="P8" style:family="paragraph" style:parent-style-name="Text_20_body">
      <style:text-properties fo:font-weight="bold" officeooo:rsid="000cbffb" officeooo:paragraph-rsid="000cbffb" style:font-weight-asian="bold" style:font-weight-complex="bold"/>
    </style:style>
    <style:style style:name="P9" style:family="paragraph" style:parent-style-name="Text_20_body">
      <style:text-properties officeooo:rsid="0007bb4c" officeooo:paragraph-rsid="0007bb4c"/>
    </style:style>
    <style:style style:name="P10" style:family="paragraph" style:parent-style-name="Text_20_body">
      <style:text-properties officeooo:rsid="0007bb4c" officeooo:paragraph-rsid="00093b16"/>
    </style:style>
    <style:style style:name="P11" style:family="paragraph" style:parent-style-name="Text_20_body">
      <style:text-properties fo:font-weight="normal" officeooo:rsid="0007bb4c" officeooo:paragraph-rsid="0007bb4c" style:font-weight-asian="normal" style:font-weight-complex="normal"/>
    </style:style>
    <style:style style:name="P12" style:family="paragraph" style:parent-style-name="Text_20_body">
      <style:text-properties fo:font-weight="normal" officeooo:rsid="00093b16" officeooo:paragraph-rsid="00093b16" style:font-weight-asian="normal" style:font-weight-complex="normal"/>
    </style:style>
    <style:style style:name="P13" style:family="paragraph" style:parent-style-name="Text_20_body">
      <style:text-properties fo:font-weight="normal" officeooo:rsid="000cbffb" officeooo:paragraph-rsid="000cbffb" style:font-weight-asian="normal" style:font-weight-complex="normal"/>
    </style:style>
    <style:style style:name="P14" style:family="paragraph" style:parent-style-name="Text_20_body">
      <style:text-properties fo:font-style="italic" fo:font-weight="bold" officeooo:rsid="00093b16" officeooo:paragraph-rsid="00093b16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officeooo:rsid="00093b16" officeooo:paragraph-rsid="00093b16"/>
    </style:style>
    <style:style style:name="P16" style:family="paragraph" style:parent-style-name="Text_20_body">
      <style:text-properties officeooo:rsid="0009a6d4" officeooo:paragraph-rsid="0009a6d4"/>
    </style:style>
    <style:style style:name="P17" style:family="paragraph" style:parent-style-name="Text_20_body">
      <style:text-properties fo:font-style="normal" fo:font-weight="normal" officeooo:rsid="0009a6d4" officeooo:paragraph-rsid="0009a6d4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0cbffb" officeooo:paragraph-rsid="000cbff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bold" officeooo:rsid="0009a6d4" officeooo:paragraph-rsid="0009a6d4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0cbffb" officeooo:paragraph-rsid="000cbffb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0cbffb" officeooo:paragraph-rsid="000d1b86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rsid="000cbffb" officeooo:paragraph-rsid="000cbffb"/>
    </style:style>
    <style:style style:name="P23" style:family="paragraph" style:parent-style-name="Title">
      <style:text-properties officeooo:rsid="0006f81e" officeooo:paragraph-rsid="0006f81e"/>
    </style:style>
    <style:style style:name="P24" style:family="paragraph" style:parent-style-name="Subtitle">
      <style:text-properties officeooo:rsid="0006f81e" officeooo:paragraph-rsid="0006f81e"/>
    </style:style>
    <style:style style:name="P25" style:family="paragraph" style:parent-style-name="Text_20_body" style:list-style-name="L1">
      <style:text-properties officeooo:paragraph-rsid="0007bb4c"/>
    </style:style>
    <style:style style:name="P26" style:family="paragraph" style:parent-style-name="Text_20_body" style:list-style-name="L2">
      <style:text-properties fo:font-weight="normal" officeooo:rsid="0007bb4c" officeooo:paragraph-rsid="0007bb4c" style:font-weight-asian="normal" style:font-weight-complex="normal"/>
    </style:style>
    <style:style style:name="P27" style:family="paragraph" style:parent-style-name="Text_20_body" style:list-style-name="L3">
      <style:text-properties fo:font-weight="normal" officeooo:rsid="0007bb4c" officeooo:paragraph-rsid="0007bb4c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07bb4c" officeooo:paragraph-rsid="00093b16" style:font-weight-asian="normal" style:font-weight-complex="normal"/>
    </style:style>
    <style:style style:name="P29" style:family="paragraph" style:parent-style-name="Text_20_body" style:list-style-name="L3">
      <style:text-properties officeooo:rsid="0007bb4c" officeooo:paragraph-rsid="0007bb4c"/>
    </style:style>
    <style:style style:name="P30" style:family="paragraph" style:parent-style-name="Text_20_body" style:list-style-name="L4">
      <style:text-properties officeooo:rsid="0007bb4c" officeooo:paragraph-rsid="00093b16"/>
    </style:style>
    <style:style style:name="P31" style:family="paragraph" style:parent-style-name="Text_20_body" style:list-style-name="L5">
      <style:text-properties fo:font-style="normal" fo:font-weight="normal" officeooo:rsid="00093b16" officeooo:paragraph-rsid="00093b16" style:font-style-asian="normal" style:font-weight-asian="normal" style:font-style-complex="normal" style:font-weight-complex="normal"/>
    </style:style>
    <style:style style:name="P32" style:family="paragraph" style:parent-style-name="Text_20_body" style:list-style-name="L5">
      <style:text-properties fo:font-style="normal" fo:font-weight="normal" officeooo:rsid="0009a6d4" officeooo:paragraph-rsid="0009a6d4" style:font-style-asian="normal" style:font-weight-asian="normal" style:font-style-complex="normal" style:font-weight-complex="normal"/>
    </style:style>
    <style:style style:name="P33" style:family="paragraph" style:parent-style-name="Text_20_body" style:list-style-name="L5">
      <style:text-properties fo:font-weight="bold" officeooo:rsid="00093b16" officeooo:paragraph-rsid="00093b16" style:font-weight-asian="bold" style:font-weight-complex="bold"/>
    </style:style>
    <style:style style:name="P34" style:family="paragraph" style:parent-style-name="Text_20_body" style:list-style-name="L5">
      <style:text-properties fo:font-weight="bold" officeooo:rsid="0009a6d4" officeooo:paragraph-rsid="0009a6d4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officeooo:rsid="0006f81e" officeooo:paragraph-rsid="0010250c"/>
    </style:style>
    <style:style style:name="P36" style:family="paragraph" style:parent-style-name="Heading_20_2">
      <style:text-properties officeooo:rsid="0006f81e" officeooo:paragraph-rsid="0006f81e"/>
    </style:style>
    <style:style style:name="P37" style:family="paragraph" style:parent-style-name="Heading_20_2" style:list-style-name="">
      <style:text-properties officeooo:rsid="0006f81e" officeooo:paragraph-rsid="0006f81e"/>
    </style:style>
    <style:style style:name="P38" style:family="paragraph" style:parent-style-name="Heading_20_2">
      <style:paragraph-properties fo:break-before="page"/>
      <style:text-properties officeooo:rsid="0006f81e" officeooo:paragraph-rsid="0006f81e"/>
    </style:style>
    <style:style style:name="P39" style:family="paragraph" style:parent-style-name="Heading_20_1">
      <style:text-properties officeooo:rsid="0006f81e" officeooo:paragraph-rsid="0006f81e"/>
    </style:style>
    <style:style style:name="P40" style:family="paragraph" style:parent-style-name="Heading_20_1">
      <style:text-properties officeooo:rsid="0007bb4c" officeooo:paragraph-rsid="0007bb4c"/>
    </style:style>
    <style:style style:name="P41" style:family="paragraph" style:parent-style-name="Heading_20_1" style:list-style-name="">
      <style:text-properties officeooo:paragraph-rsid="00093b16"/>
    </style:style>
    <style:style style:name="P42" style:family="paragraph" style:parent-style-name="Heading_20_1">
      <style:paragraph-properties fo:break-before="page"/>
      <style:text-properties officeooo:paragraph-rsid="00093b16"/>
    </style:style>
    <style:style style:name="T1" style:family="text">
      <style:text-properties officeooo:rsid="000efd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b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7fbc" style:font-weight-asian="normal" style:font-weight-complex="normal"/>
    </style:style>
    <style:style style:name="T6" style:family="text">
      <style:text-properties fo:font-weight="normal" officeooo:rsid="000efd65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1b86" style:font-style-asian="italic" style:font-style-complex="italic"/>
    </style:style>
    <style:style style:name="T9" style:family="text">
      <style:text-properties fo:font-style="italic" officeooo:rsid="0010250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93b16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9a6d4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9a6d4" style:font-style-asian="normal" style:font-style-complex="normal"/>
    </style:style>
    <style:style style:name="T16" style:family="text">
      <style:text-properties fo:font-style="normal" officeooo:rsid="0010250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06f81e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093b16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9a6d4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0250c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6f81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7bb4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3b1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efd6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0250c" style:font-style-asian="normal" style:font-weight-asian="normal" style:font-style-complex="normal" style:font-weight-complex="normal"/>
    </style:style>
    <style:style style:name="T28" style:family="text">
      <style:text-properties officeooo:rsid="00093b16"/>
    </style:style>
    <style:style style:name="T29" style:family="text">
      <style:text-properties officeooo:rsid="000cbffb"/>
    </style:style>
    <style:style style:name="T30" style:family="text">
      <style:text-properties officeooo:rsid="001025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troduction to Python</text:p>
      <text:p text:style-name="P24">For existing programmers</text:p>
      <text:h text:style-name="P39" text:outline-level="1">Overview</text:h>
      <text:p text:style-name="P2">This document aims to act as a quick reference guide for writing Python code for people who already have experience with programming.</text:p>
      <text:h text:style-name="P39" text:outline-level="1">Interpreter</text:h>
      <text:p text:style-name="P2">Python is an interpreted language. This means that at run-time the python code is read, parsed and then executed (as a byte-code). When installed, the interpreter can be invoked on most (appropriately configured) systems by writing:</text:p>
      <text:p text:style-name="P3">python path/to/script.py</text:p>
      <text:p text:style-name="P2">Which would cause Python to interpret the contents of the <text:span text:style-name="T2">script.py</text:span> file stored in <text:span text:style-name="T2">path/to/script/ </text:span><text:span text:style-name="T4">On some platforms it is also possible to double-click a python script in order to execute it.</text:span></text:p>
      <text:p text:style-name="P35"><text:span text:style-name="T16">By only typing </text:span><text:span text:style-name="T21">python</text:span><text:span text:style-name="T27"> into a command-line without a filepath afterwards </text:span>it is possible to run the Python interpreter as a <text:span text:style-name="T7">REP</text:span><text:span text:style-name="T9">L</text:span><text:span text:style-name="T14">. This stands for </text:span><text:span text:style-name="T17">R</text:span><text:span text:style-name="T22">ead, </text:span><text:span text:style-name="T17">E</text:span><text:span text:style-name="T22">valuate, </text:span><text:span text:style-name="T17">P</text:span><text:span text:style-name="T22">rint and </text:span><text:span text:style-name="T17">L</text:span><text:span text:style-name="T22">oop. What </text:span><text:span text:style-name="T27">means the interpreter:</text:span></text:p>
      <text:list xml:id="list3139470239304018011" text:style-name="L1">
        <text:list-item>
          <text:p text:style-name="P25"><text:span text:style-name="T18">R</text:span><text:span text:style-name="T23">eads </text:span><text:span text:style-name="T27">a </text:span><text:span text:style-name="T23">line of code </text:span><text:span text:style-name="T27">that you type in at a prompt</text:span></text:p>
        </text:list-item>
        <text:list-item>
          <text:p text:style-name="P25"><text:span text:style-name="T18">E</text:span><text:span text:style-name="T23">valuates </text:span><text:span text:style-name="T27">the code</text:span></text:p>
        </text:list-item>
        <text:list-item>
          <text:p text:style-name="P25"><text:span text:style-name="T18">P</text:span><text:span text:style-name="T23">rints the resulting value (if there is one) before,</text:span></text:p>
        </text:list-item>
        <text:list-item>
          <text:p text:style-name="P25"><text:span text:style-name="T18">L</text:span><text:span text:style-name="T23">ooping back to the beginning</text:span><text:span text:style-name="T24"> (returning to step 1)</text:span></text:p>
        </text:list-item>
      </text:list>
      <text:p text:style-name="P9"><text:span text:style-name="T22">Code meant for the </text:span><text:span text:style-name="T10">REPL</text:span><text:span text:style-name="T22"> </text:span><text:span text:style-name="T26">is</text:span><text:span text:style-name="T22"> identifiable as starting with three greater-than symbols, for example:</text:span></text:p>
      <text:p text:style-name="P4"><text:span text:style-name="T14">&gt;&gt;&gt; 2 + 4<text:line-break/></text:span><text:span text:style-name="T7">6</text:span></text:p>
      <text:p text:style-name="P11"><text:span text:style-name="T14">This shows a user typing </text:span><text:span text:style-name="T17">2 + 4</text:span><text:span text:style-name="T14"> into the Python </text:span><text:span text:style-name="T7">REPL</text:span><text:span text:style-name="T14">, which is evaluated and results in the value </text:span><text:span text:style-name="T17">6</text:span><text:span text:style-name="T14"> being printed. </text:span><text:span text:style-name="T15">In this document, the code entered will be </text:span><text:span text:style-name="T20">bold</text:span><text:span text:style-name="T15">, and the resulting output will be in </text:span><text:span text:style-name="T13">bold italics</text:span><text:span text:style-name="T15">. Sometimes you need to enter more than one line of code at once, when you do this the interpreter will print three dots instead of three greater-than symbols at the start of each extra line:</text:span></text:p>
      <text:p text:style-name="P6"><text:span text:style-name="T14">&gt;&gt;&gt; (1, 2,<text:line-break/>… 3)<text:line-break/></text:span><text:span text:style-name="T7">(1, 2, 3)</text:span></text:p>
      <text:p text:style-name="P17">This shows a <text:span text:style-name="T7">tuple</text:span> being created with 3 values: 1, 2 and 3.</text:p>
      <text:h text:style-name="P39" text:outline-level="1"><text:soft-page-break/>Simple Values/Literals</text:h>
      <text:h text:style-name="P36" text:outline-level="2">Numbers</text:h>
      <text:p text:style-name="P9">Python numeric literals are essentially the same as most other languages:</text:p>
      <text:list xml:id="list3008839760742676286" text:style-name="L2">
        <text:list-item>
          <text:p text:style-name="P26">Integer literals: <text:span text:style-name="T2">0, 10, 12345, -4, -200</text:span></text:p>
        </text:list-item>
        <text:list-item>
          <text:p text:style-name="P26">Decimal (floating point) literals: <text:span text:style-name="T2">0.0, 0.1, 100.24, 3.14159</text:span></text:p>
        </text:list-item>
        <text:list-item>
          <text:p text:style-name="P26">Hexadecimal integers: <text:span text:style-name="T2">0x0, 0x10, 0xFF, 0xC0FFEE</text:span></text:p>
        </text:list-item>
        <text:list-item>
          <text:p text:style-name="P26">Binary integers: <text:span text:style-name="T2">0b0, 0b1001, 0b01000001</text:span></text:p>
        </text:list-item>
      </text:list>
      <text:h text:style-name="P36" text:outline-level="2">Strings</text:h>
      <text:p text:style-name="P9">String literals are also like that in most other languages:</text:p>
      <text:list xml:id="list448634396519182750" text:style-name="L3">
        <text:list-item>
          <text:p text:style-name="P29">Normal string literal with escape character support:<text:line-break/><text:span text:style-name="T2">“Hello this is a string”,<text:line-break/>“First line\nSecond line”,</text:span></text:p>
        </text:list-item>
        <text:list-item>
          <text:p text:style-name="P27">Normal string literal ignoring escape characters:<text:line-break/><text:span text:style-name="T2">“””Hello this text contains \n backslash and 'n', not a newline”””,<text:line-break/>“””These strings also ignore quotation marks “ until they see three consecutively”””</text:span></text:p>
        </text:list-item>
        <text:list-item>
          <text:p text:style-name="P27">Unicode strings:<text:line-break/><text:span text:style-name="T2">u”Hello this is a unicode string”</text:span></text:p>
        </text:list-item>
        <text:list-item>
          <text:p text:style-name="P27">Byte strings (just bytes, not characters with an encoding):<text:line-break/><text:span text:style-name="T2">b”So many bytes right here”</text:span></text:p>
        </text:list-item>
      </text:list>
      <text:h text:style-name="P40" text:outline-level="1">Expressions</text:h>
      <text:p text:style-name="P15">Simple arithmetic expressions use typical infix notation:</text:p>
      <text:p text:style-name="P5">&gt;&gt;&gt; 2 + 4<text:line-break/><text:span text:style-name="T7">6</text:span><text:line-break/>&gt;&gt;&gt; 18 / <text:span text:style-name="T30">2</text:span><text:line-break/><text:span text:style-name="T7">9</text:span><text:line-break/>&gt;&gt;&gt; 2 ** 8<text:line-break/><text:span text:style-name="T7">256</text:span><text:line-break/>&gt;&gt;&gt; 1 – 8<text:line-break/><text:span text:style-name="T7">-7</text:span><text:line-break/>&gt;&gt;&gt; 2 * 5<text:line-break/><text:span text:style-name="T7">10</text:span><text:line-break/>&gt;&gt; (2 * 8) + 13<text:line-break/><text:span text:style-name="T7">29</text:span></text:p>
      <text:h text:style-name="P39" text:outline-level="1"><text:soft-page-break/>Variables</text:h>
      <text:p text:style-name="P15">Declaring a value in Python is as simple as assigning a value to a variable that does not currently exist:</text:p>
      <text:p text:style-name="P5">&gt;&gt;&gt; apple_count = 10</text:p>
      <text:p text:style-name="P5"><text:span text:style-name="T4">To retrieve the value of a variable in the </text:span><text:span text:style-name="T10">REPL</text:span><text:span text:style-name="T22"> simply enter its name:</text:span></text:p>
      <text:p text:style-name="P5">&gt;&gt;&gt; apple_count<text:line-break/><text:span text:style-name="T7">10</text:span></text:p>
      <text:p text:style-name="P12">These can be used in expressions like many other languages:</text:p>
      <text:p text:style-name="P5">&gt;&gt;&gt; apple_count – 3<text:line-break/><text:span text:style-name="T7">7</text:span></text:p>
      <text:p text:style-name="P12">Updating a variable's value just involves assigning to it, the same way the value was created:</text:p>
      <text:p text:style-name="P15"><text:span text:style-name="T2">&gt;&gt;&gt; apple_count<text:line-break/></text:span><text:span text:style-name="T11">10</text:span><text:span text:style-name="T2"><text:line-break/>&gt;&gt;&gt; apple_count = apple_count – 3<text:line-break/>&gt;&gt;&gt; apple_count<text:line-break/></text:span><text:span text:style-name="T11">7</text:span></text:p>
      <text:h text:style-name="P41" text:outline-level="1"/>
      <text:h text:style-name="P42" text:outline-level="1">Containers</text:h>
      <text:p text:style-name="P10">Python supports three built-in container types:</text:p>
      <text:list xml:id="list2359497737139955635" text:style-name="L4">
        <text:list-item>
          <text:p text:style-name="P30"><text:span text:style-name="T7">Tuples</text:span>:</text:p>
          <text:p text:style-name="P30">These represent a fixed-length group of values. For example, you could use them to represent an X,Y,Z co-ordinate in 3D space:<text:line-break/><text:span text:style-name="T2">(10, 4, 8)</text:span></text:p>
          <text:p text:style-name="P30"><text:span text:style-name="T4">Or group related information together, such as name and birth year:<text:line-break/></text:span><text:span text:style-name="T3">&gt;&gt;&gt; me = </text:span><text:span text:style-name="T2">(“Oliver”, 1991)</text:span></text:p>
          <text:p text:style-name="P30"><text:span text:style-name="T4">You can extract value</text:span><text:span text:style-name="T6">s</text:span><text:span text:style-name="T4"> using </text:span><text:span text:style-name="T10">sub-script</text:span><text:span text:style-name="T22"> notation, to extract the name </text:span><text:span text:style-name="T26">from </text:span><text:span text:style-name="T22">the tuple above:<text:line-break/></text:span><text:span text:style-name="T19">&gt;&gt;&gt; me[0]<text:line-break/></text:span><text:span text:style-name="T12">“Oliver”</text:span></text:p>
          <text:p text:style-name="P30"><text:span text:style-name="T25">F</text:span><text:span text:style-name="T22">or the birth year:<text:line-break/></text:span><text:span text:style-name="T19">&gt;&gt;&gt; me[1]<text:line-break/></text:span><text:span text:style-name="T12">1991</text:span></text:p>
        </text:list-item>
        <text:list-item>
          <text:p text:style-name="P28"><text:span text:style-name="T7">Lists</text:span>:</text:p>
          <text:p text:style-name="P28">Similar to tuples these represent many values but are not fixed-length. You can therefore use them for things like, recording temperature <text:span text:style-name="T28">in degrees </text:span>over time:</text:p>
          <text:p text:style-name="P28"><text:span text:style-name="T3">&gt;&gt;&gt; temperature = </text:span><text:span text:style-name="T2">[</text:span><text:span text:style-name="T3">20.5</text:span><text:span text:style-name="T2">, </text:span><text:span text:style-name="T3">20.7</text:span><text:span text:style-name="T2">, </text:span><text:span text:style-name="T3">20.6</text:span><text:span text:style-name="T2">]<text:line-break/></text:span><text:span text:style-name="T3">&gt;&gt;&gt; temperature<text:line-break/></text:span><text:span text:style-name="T12">[20.5, 20.7, 20.6]</text:span><text:span text:style-name="T2"><text:line-break/>&gt;&gt;&gt; </text:span><text:span text:style-name="T3">temperature.append(20.3)<text:line-break/>&gt;&gt;&gt; temperature<text:line-break/></text:span><text:span text:style-name="T12">[20.5, 20.7, 20.6, 20.3]</text:span></text:p>
          <text:p text:style-name="P28">Again, like tuples you can use <text:span text:style-name="T7">sub-script</text:span><text:span text:style-name="T14"> notation to extract a specific value:<text:line-break/></text:span><text:span text:style-name="T17">&gt;&gt;&gt; </text:span><text:span text:style-name="T19">temperature</text:span><text:span text:style-name="T17">[0]<text:line-break/></text:span><text:span text:style-name="T12">20.5</text:span><text:span text:style-name="T17"><text:line-break/>&gt;&gt;&gt; </text:span><text:span text:style-name="T19">temperature[2]</text:span><text:span text:style-name="T17"><text:line-break/></text:span><text:span text:style-name="T12">20.6</text:span></text:p>
        </text:list-item>
        <text:list-item>
          <text:p text:style-name="P28"><text:span text:style-name="T7">Dictionaries</text:span><text:span text:style-name="T14">:</text:span></text:p>
          <text:p text:style-name="P28"><text:span text:style-name="T14">This type represents a key-value map, where the key is commonly a string and the value is of any type. This sort of collection is often explained using a phonebook example:<text:line-break/></text:span><text:span text:style-name="T17">&gt;&gt;&gt; </text:span><text:span text:style-name="T19">phonebook = </text:span><text:span text:style-name="T17">{'Harry': '01234 567 891', 'John': '01234 576 819'}<text:line-break/>&gt;&gt;&gt; </text:span><text:span text:style-name="T19">phonebook</text:span><text:span text:style-name="T17">['Harry']<text:line-break/></text:span><text:span text:style-name="T11">01234 567 891</text:span><text:span text:style-name="T17"><text:line-break/></text:span><text:span text:style-name="T19">&gt;&gt;&gt; phonebook['John']<text:line-break/></text:span><text:span text:style-name="T12">01234 576 819</text:span></text:p>
        </text:list-item>
      </text:list>
      <text:h text:style-name="P39" text:outline-level="1"><text:soft-page-break/>Control Flow</text:h>
      <text:h text:style-name="P36" text:outline-level="2">Conditional Statements</text:h>
      <text:p text:style-name="P15">In Python conditional logic can be implemented with if-statements as follows:</text:p>
      <text:p text:style-name="P5">&gt;&gt;&gt; if True:<text:line-break/>...<text:tab/><text:tab/>print “True is True! Who'd have thought?”<text:line-break/>... <text:s text:c="7"/>else:<text:line-break/>...<text:tab/><text:tab/>print “True isn't True? How can this be!?”</text:p>
      <text:p text:style-name="P14">True is True! Who'd have thought?</text:p>
      <text:p text:style-name="P12">This is, as may be apparent, the expression between <text:span text:style-name="T2">if</text:span> and the colon on the first line is used to decide whether to execute the <text:span text:style-name="T7">true branch</text:span><text:span text:style-name="T14"> or the </text:span><text:span text:style-name="T7">false branch.</text:span><text:span text:style-name="T14"> If the expression results in </text:span><text:span text:style-name="T17">True</text:span><text:span text:style-name="T14"> then the first statement is run, if </text:span><text:span text:style-name="T17">False</text:span><text:span text:style-name="T14"> the second statement is run. In this example we cheated and used the constant value </text:span><text:span text:style-name="T17">True</text:span><text:span text:style-name="T14"> as the expression, </text:span><text:span text:style-name="T17">True </text:span><text:span text:style-name="T14">always evaluates to </text:span><text:span text:style-name="T17">True</text:span><text:span text:style-name="T14"> (thankfully) and as a result the first branch is always run.</text:span></text:p>
      <text:p text:style-name="P12"><text:span text:style-name="T14">This guide won't explain how all of the types can or can not be evaluated to </text:span><text:span text:style-name="T17">True</text:span><text:span text:style-name="T14"> or </text:span><text:span text:style-name="T17">False</text:span><text:span text:style-name="T14">, but here is a quick list of </text:span><text:span text:style-name="T7">boolean operators</text:span><text:span text:style-name="T14"> that produce </text:span><text:span text:style-name="T17">True/False</text:span><text:span text:style-name="T14"> outputs depending on their arguments:</text:span></text:p>
      <text:list xml:id="list531006942362914648" text:style-name="L5">
        <text:list-item>
          <text:p text:style-name="P31">For testing equality:</text:p>
          <text:p text:style-name="P33"><text:span text:style-name="T14">&gt;&gt;&gt; 1 == 1<text:line-break/></text:span><text:span text:style-name="T7">True</text:span><text:span text:style-name="T14"><text:line-break/>&gt;&gt;&gt; 1 == 2<text:line-break/></text:span><text:span text:style-name="T7">False</text:span></text:p>
        </text:list-item>
        <text:list-item>
          <text:p text:style-name="P31">Less than:</text:p>
          <text:p text:style-name="P33"><text:span text:style-name="T14">&gt;&gt;&gt; 1 &lt; 2<text:line-break/></text:span><text:span text:style-name="T7">True</text:span><text:span text:style-name="T14"><text:line-break/>&gt;&gt;&gt; 1 &lt; 1<text:line-break/></text:span><text:span text:style-name="T7">False</text:span></text:p>
        </text:list-item>
        <text:list-item>
          <text:p text:style-name="P31">Greater than:</text:p>
          <text:p text:style-name="P33"><text:span text:style-name="T14">&gt;&gt;&gt; 1 &gt; 4<text:line-break/></text:span><text:span text:style-name="T7">False</text:span><text:span text:style-name="T14"><text:line-break/>&gt;&gt;&gt; 4 &gt; 1<text:line-break/></text:span><text:span text:style-name="T7">True</text:span></text:p>
        </text:list-item>
        <text:list-item>
          <text:p text:style-name="P32">Checking for difference:</text:p>
          <text:p text:style-name="P34"><text:span text:style-name="T14">&gt;&gt;&gt; 1 != 1<text:line-break/></text:span><text:span text:style-name="T7">False</text:span><text:span text:style-name="T14"><text:line-break/>&gt;&gt;&gt; 2 != 3<text:line-break/></text:span><text:span text:style-name="T7">True</text:span></text:p>
        </text:list-item>
      </text:list>
      <text:h text:style-name="P36" text:outline-level="2"><text:soft-page-break/>For Loops</text:h>
      <text:p text:style-name="P16">To make a piece of code repeat 5 times, such as </text:p>
      <text:p text:style-name="P6">&gt;&gt;&gt; for x in range(5):<text:line-break/>...<text:tab/>print “Hello!”<text:line-break/>...<text:line-break/><text:span text:style-name="T7">Hello!<text:line-break/>Hello!<text:line-break/>Hello!<text:line-break/>Hello!<text:line-break/>Hello!</text:span></text:p>
      <text:p text:style-name="P17">This creates a variable <text:span text:style-name="T2">x</text:span> that is visible within the <text:span text:style-name="T7">for-loop</text:span> that represents the current value in the loop. This makes more sense when you consider that a <text:span text:style-name="T7">for-loop</text:span> in python is actually something that takes a list of values and iterates over each value in turn.</text:p>
      <text:p text:style-name="P17">Suppose you have a list of numbers:</text:p>
      <text:p text:style-name="P19">&gt;&gt;&gt; my_list = [1, 1, 2, 3, 5, 8, 13]</text:p>
      <text:p text:style-name="P17">You can print each one on a new line with:</text:p>
      <text:p text:style-name="P19">&gt;&gt;&gt; for number in my_list:<text:line-break/>…<text:tab/>print number<text:line-break/><text:span text:style-name="T7">1<text:line-break/>1<text:line-break/>2<text:line-break/>3<text:line-break/>5<text:line-break/>8<text:line-break/>13</text:span></text:p>
      <text:p text:style-name="P17">Looking back at the first example, you can now consider <text:span text:style-name="T2">range(5)</text:span> equivalent to<text:line-break/><text:tab/><text:span text:style-name="T2">[0, 1, 2, 3, 4]<text:line-break/></text:span>and in fact, typing<text:span text:style-name="T2"> range(x)</text:span> into the <text:span text:style-name="T7">REPL</text:span> with different values of <text:span text:style-name="T2">x</text:span> will hint at this:<text:line-break/><text:span text:style-name="T2">&gt;&gt;&gt; range(5)<text:line-break/></text:span><text:span text:style-name="T11">[0, 1, 2, 3, 4]<text:line-break/></text:span><text:span text:style-name="T2">&gt;&gt;&gt; range(10)<text:line-break/></text:span><text:span text:style-name="T11">[0, 1, 2, 3, 4, 5, 6, 7, 8, 9]<text:line-break/></text:span><text:span text:style-name="T2">&gt;&gt;&gt; range(5, 10)</text:span><text:span text:style-name="T11"><text:line-break/>[5, 6, 7, 8, 9]</text:span></text:p>
      <text:p text:style-name="P17">This isn't technically exactly how <text:span text:style-name="T2">range() </text:span>works, but suffices as an explanation for now.</text:p>
      <text:h text:style-name="P37" text:outline-level="2"/>
      <text:h text:style-name="P38" text:outline-level="2">While Loops</text:h>
      <text:p text:style-name="P16">In Python a <text:span text:style-name="T7">while-loop</text:span> is similar again to most other languages<text:span text:style-name="T5">, you can use one to print numbers 0 to 5 as follows:</text:span></text:p>
      <text:p text:style-name="P7">&gt;&gt;&gt; counter = 0<text:line-break/>&gt;&gt;&gt; while counter &lt; 6:<text:line-break/>…<text:tab/>print counter<text:line-break/>…<text:tab/>counter = counter + 1<text:line-break/>…<text:line-break/><text:span text:style-name="T7">0<text:line-break/>1<text:line-break/>2<text:line-break/>3<text:line-break/>4<text:line-break/>5</text:span></text:p>
      <text:h text:style-name="P39" text:outline-level="1">Functions</text:h>
      <text:p text:style-name="P22">To define a function, such as squaring a given number:</text:p>
      <text:p text:style-name="P8">&gt;&gt;&gt; def square(x):<text:line-break/>…<text:tab/>return x ** 2<text:line-break/>…</text:p>
      <text:p text:style-name="P13">Then to call this function:</text:p>
      <text:p text:style-name="P8">&gt;&gt;&gt; square(10)<text:line-break/><text:span text:style-name="T7">100</text:span></text:p>
      <text:p text:style-name="P18">A function does not have to return a value:</text:p>
      <text:p text:style-name="P20">&gt;&gt;&gt; def say_hello_to(person):<text:line-break/>…<text:tab/>print “Hello,”, person<text:line-break/>…<text:line-break/>&gt;&gt;&gt; say_hello_to(“John”)<text:line-break/><text:span text:style-name="T7">Hello, John</text:span></text:p>
      <text:p text:style-name="P18">A function also does not need parameters:</text:p>
      <text:p text:style-name="P20">&gt;&gt;&gt; def fetch_answer():<text:line-break/>…<text:tab/>return 42<text:line-break/>…<text:line-break/>&gt;&gt;&gt; fetch_answer()<text:line-break/><text:span text:style-name="T7">42</text:span></text:p>
      <text:h text:style-name="P39" text:outline-level="1"><text:soft-page-break/><text:span text:style-name="T29">Classes / </text:span>Objects</text:h>
      <text:p text:style-name="P22">Using the 3D co-ordinate example to show off Python classes:</text:p>
      <text:p text:style-name="P8">&gt;&gt;&gt; class Coordinate(object):<text:line-break/>…<text:tab/>def __init__(self, x, y, z):<text:line-break/>…<text:tab/><text:tab/>self.x = x<text:line-break/>…<text:tab/><text:tab/>self.y = y<text:line-break/>…<text:tab/><text:tab/>self.z = z<text:line-break/>…</text:p>
      <text:p text:style-name="P22"><text:span text:style-name="T22">This defines a class called </text:span><text:span text:style-name="T10">Coordinate</text:span><text:span text:style-name="T22">. We define a </text:span><text:span text:style-name="T10">method</text:span><text:span text:style-name="T22"> of this class called </text:span><text:span text:style-name="T10">__init__.</text:span><text:span text:style-name="T22"> This is a special function, Python has several such functions with different names. Each is used for a specific task. The init function is Pythons way of describing a </text:span><text:span text:style-name="T10">constructor</text:span><text:span text:style-name="T22">. In this case we are declaring a </text:span><text:span text:style-name="T10">constructor</text:span><text:span text:style-name="T22"> for the </text:span><text:span text:style-name="T10">Coordinate</text:span><text:span text:style-name="T22"> class that takes four parameters: </text:span><text:span text:style-name="T17">self</text:span><text:span text:style-name="T22">, </text:span><text:span text:style-name="T17">x</text:span><text:span text:style-name="T22">, </text:span><text:span text:style-name="T17">y</text:span><text:span text:style-name="T22">, and </text:span><text:span text:style-name="T17">z</text:span><text:span text:style-name="T22">. </text:span><text:span text:style-name="T17">self</text:span><text:span text:style-name="T22"> is a reference to the instance we are creating and is passed automatically by Python. </text:span><text:span text:style-name="T17">x</text:span><text:span text:style-name="T22">, </text:span><text:span text:style-name="T17">y </text:span><text:span text:style-name="T22">and </text:span><text:span text:style-name="T17">z</text:span><text:span text:style-name="T22"> are the parameters passed to the constructor manually. This code then creates </text:span><text:span text:style-name="T10">member</text:span><text:span text:style-name="T22"> variables (or </text:span><text:span text:style-name="T10">fields</text:span><text:span text:style-name="T22">) with the same names (</text:span><text:span text:style-name="T17">x, y, z</text:span><text:span text:style-name="T22">) and stores the paramter values in them.</text:span></text:p>
      <text:p text:style-name="P18">To create an instance of our <text:span text:style-name="T7">Coordinate</text:span> class:</text:p>
      <text:p text:style-name="P20">&gt;&gt;&gt; origin = Coordinate(0, 0, 0)<text:line-break/>&gt;&gt;&gt; my_point = Coordinate(100, 15, 82)</text:p>
      <text:p text:style-name="P18">and to access values in them:</text:p>
      <text:p text:style-name="P20">&gt;&gt;&gt; origin.x<text:line-break/><text:span text:style-name="T7">0</text:span><text:line-break/>&gt;&gt;&gt; my_point.y<text:line-break/><text:span text:style-name="T7">15<text:line-break/></text:span>&gt;&gt;&gt; my_point.x + my_point.z<text:line-break/><text:span text:style-name="T7">182</text:span></text:p>
      <text:p text:style-name="P18">As an example, defining the class again with a <text:span text:style-name="T7">distance</text:span> <text:span text:style-name="T7">method</text:span> to calculate the distance from the origin (0,0,0) using Pythagorus' Theorem:</text:p>
      <text:p text:style-name="P21">&gt;&gt;&gt; class Coordinate(object):<text:line-break/>…<text:tab/>def __init__(self, x, y, z):<text:line-break/>…<text:tab/><text:tab/>self.x = x<text:line-break/>…<text:tab/><text:tab/>self.y = y<text:line-break/>…<text:tab/><text:tab/>self.z = z<text:line-break/>…<text:tab/>def distance(self):<text:line-break/>…<text:tab/><text:tab/>return (self.x ** 2 + self.y ** 2 + self.z ** 2) ** 0.5<text:line-break/>…<text:line-break/>&gt;&gt;&gt; point = Coordinate(5, 6, 7)<text:line-break/>&gt;&gt;&gt; point.distance()<text:line-break/><text:span text:style-name="T8">10.4880884817015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efd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 <text:span text:style-name="MT1">of </text:span><text:span text:style-name="MT1"><text:page-count>8</text:page-count></text:span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0:16:55.883877632</meta:creation-date>
    <dc:date>2014-06-17T22:10:45.849472990</dc:date>
    <meta:editing-duration>PT25M17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8" meta:paragraph-count="104" meta:word-count="1516" meta:character-count="8362" meta:non-whitespace-character-count="6951"/>
  </office:meta>
</office:document-meta>
</file>